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number-columns-repeated="6" table:default-cell-style-name="Default"/>
        <table:table-column table:style-name="co5" table:number-columns-repeated="40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DZ_2002</text:p>
          </table:table-cell>
          <table:table-cell office:value-type="string">
            <text:p>DZ_2003</text:p>
          </table:table-cell>
          <table:table-cell office:value-type="string">
            <text:p>DZ_2004</text:p>
          </table:table-cell>
          <table:table-cell office:value-type="string">
            <text:p>DZ_2005</text:p>
          </table:table-cell>
          <table:table-cell office:value-type="string">
            <text:p>DZ_2006</text:p>
          </table:table-cell>
          <table:table-cell office:value-type="string">
            <text:p>DZ_2007</text:p>
          </table:table-cell>
          <table:table-cell office:value-type="string">
            <text:p>DZ_2008</text:p>
          </table:table-cell>
          <table:table-cell table:number-columns-repeated="52"/>
        </table:table-row>
        <table:table-row table:style-name="ro1">
          <table:table-cell office:value-type="string">
            <text:p>(1,2]</text:p>
          </table:table-cell>
          <table:table-cell table:number-columns-repeated="7" office:value-type="float" office:value="0">
            <text:p>0</text:p>
          </table:table-cell>
          <table:table-cell table:number-columns-repeated="52"/>
        </table:table-row>
        <table:table-row table:style-name="ro1">
          <table:table-cell office:value-type="string">
            <text:p>(2,3]</text:p>
          </table:table-cell>
          <table:table-cell office:value-type="float" office:value="3.90625">
            <text:p>3,90625</text:p>
          </table:table-cell>
          <table:table-cell office:value-type="float" office:value="0">
            <text:p>0</text:p>
          </table:table-cell>
          <table:table-cell office:value-type="float" office:value="2.77777777777778">
            <text:p>2,7777777778</text:p>
          </table:table-cell>
          <table:table-cell office:value-type="float" office:value="1.06382978723404">
            <text:p>1,0638297872</text:p>
          </table:table-cell>
          <table:table-cell office:value-type="float" office:value="2.80898876404494">
            <text:p>2,808988764</text:p>
          </table:table-cell>
          <table:table-cell office:value-type="float" office:value="6.32911392405063">
            <text:p>6,3291139241</text:p>
          </table:table-cell>
          <table:table-cell office:value-type="float" office:value="6.66666666666667">
            <text:p>6,6666666667</text:p>
          </table:table-cell>
          <table:table-cell table:number-columns-repeated="52"/>
        </table:table-row>
        <table:table-row table:style-name="ro1">
          <table:table-cell office:value-type="string">
            <text:p>(3,4]</text:p>
          </table:table-cell>
          <table:table-cell office:value-type="float" office:value="8.51063829787234">
            <text:p>8,5106382979</text:p>
          </table:table-cell>
          <table:table-cell office:value-type="float" office:value="0">
            <text:p>0</text:p>
          </table:table-cell>
          <table:table-cell office:value-type="float" office:value="0.421940928270042">
            <text:p>0,4219409283</text:p>
          </table:table-cell>
          <table:table-cell office:value-type="float" office:value="1.11111111111111">
            <text:p>1,1111111111</text:p>
          </table:table-cell>
          <table:table-cell office:value-type="float" office:value="9.375">
            <text:p>9,375</text:p>
          </table:table-cell>
          <table:table-cell office:value-type="float" office:value="1.38888888888889">
            <text:p>1,3888888889</text:p>
          </table:table-cell>
          <table:table-cell office:value-type="float" office:value="11.1111111111111">
            <text:p>11,1111111111</text:p>
          </table:table-cell>
          <table:table-cell table:number-columns-repeated="52"/>
        </table:table-row>
        <table:table-row table:style-name="ro1">
          <table:table-cell office:value-type="string">
            <text:p>(4,5]</text:p>
          </table:table-cell>
          <table:table-cell office:value-type="float" office:value="17.7777777777778">
            <text:p>17,7777777778</text:p>
          </table:table-cell>
          <table:table-cell office:value-type="float" office:value="0">
            <text:p>0</text:p>
          </table:table-cell>
          <table:table-cell office:value-type="float" office:value="0.925925925925926">
            <text:p>0,9259259259</text:p>
          </table:table-cell>
          <table:table-cell office:value-type="float" office:value="0">
            <text:p>0</text:p>
          </table:table-cell>
          <table:table-cell office:value-type="float" office:value="6.38297872340426">
            <text:p>6,3829787234</text:p>
          </table:table-cell>
          <table:table-cell office:value-type="float" office:value="0">
            <text:p>0</text:p>
          </table:table-cell>
          <table:table-cell office:value-type="float" office:value="2.53164556962025">
            <text:p>2,5316455696</text:p>
          </table:table-cell>
          <table:table-cell table:number-columns-repeated="52"/>
        </table:table-row>
        <table:table-row table:style-name="ro1">
          <table:table-cell office:value-type="string">
            <text:p>(5,6]</text:p>
          </table:table-cell>
          <table:table-cell office:value-type="float" office:value="6.48148148148148">
            <text:p>6,4814814815</text:p>
          </table:table-cell>
          <table:table-cell office:value-type="float" office:value="3.19148936170213">
            <text:p>3,1914893617</text:p>
          </table:table-cell>
          <table:table-cell table:number-columns-repeated="2" office:value-type="float" office:value="0">
            <text:p>0</text:p>
          </table:table-cell>
          <table:table-cell office:value-type="float" office:value="1.11111111111111">
            <text:p>1,1111111111</text:p>
          </table:table-cell>
          <table:table-cell office:value-type="float" office:value="2.34375">
            <text:p>2,34375</text:p>
          </table:table-cell>
          <table:table-cell office:value-type="float" office:value="1.38888888888889">
            <text:p>1,3888888889</text:p>
          </table:table-cell>
          <table:table-cell table:number-columns-repeated="52"/>
        </table:table-row>
        <table:table-row table:style-name="ro1">
          <table:table-cell office:value-type="string">
            <text:p>(6,7]</text:p>
          </table:table-cell>
          <table:table-cell office:value-type="float" office:value="4.21940928270042">
            <text:p>4,2194092827</text:p>
          </table:table-cell>
          <table:table-cell office:value-type="float" office:value="1.11111111111111">
            <text:p>1,1111111111</text:p>
          </table:table-cell>
          <table:table-cell table:number-columns-repeated="2" office:value-type="float" office:value="0">
            <text:p>0</text:p>
          </table:table-cell>
          <table:table-cell office:value-type="float" office:value="0.925925925925926">
            <text:p>0,9259259259</text:p>
          </table:table-cell>
          <table:table-cell office:value-type="float" office:value="6.38297872340426">
            <text:p>6,3829787234</text:p>
          </table:table-cell>
          <table:table-cell office:value-type="float" office:value="0">
            <text:p>0</text:p>
          </table:table-cell>
          <table:table-cell table:number-columns-repeated="52"/>
        </table:table-row>
        <table:table-row table:style-name="ro1">
          <table:table-cell office:value-type="string">
            <text:p>(7,8]</text:p>
          </table:table-cell>
          <table:table-cell office:value-type="float" office:value="6.48148148148148">
            <text:p>6,4814814815</text:p>
          </table:table-cell>
          <table:table-cell office:value-type="float" office:value="16.6666666666667">
            <text:p>16,6666666667</text:p>
          </table:table-cell>
          <table:table-cell office:value-type="float" office:value="0">
            <text:p>0</text:p>
          </table:table-cell>
          <table:table-cell office:value-type="float" office:value="0.561797752808989">
            <text:p>0,5617977528</text:p>
          </table:table-cell>
          <table:table-cell office:value-type="float" office:value="0">
            <text:p>0</text:p>
          </table:table-cell>
          <table:table-cell office:value-type="float" office:value="6.66666666666667">
            <text:p>6,6666666667</text:p>
          </table:table-cell>
          <table:table-cell office:value-type="float" office:value="7.03125">
            <text:p>7,03125</text:p>
          </table:table-cell>
          <table:table-cell table:number-columns-repeated="52"/>
        </table:table-row>
        <table:table-row table:style-name="ro1">
          <table:table-cell office:value-type="string">
            <text:p>(8,9]</text:p>
          </table:table-cell>
          <table:table-cell office:value-type="float" office:value="11.2359550561798">
            <text:p>11,2359550562</text:p>
          </table:table-cell>
          <table:table-cell office:value-type="float" office:value="3.37552742616034">
            <text:p>3,3755274262</text:p>
          </table:table-cell>
          <table:table-cell office:value-type="float" office:value="1.11111111111111">
            <text:p>1,1111111111</text:p>
          </table:table-cell>
          <table:table-cell office:value-type="float" office:value="0.78125">
            <text:p>0,78125</text:p>
          </table:table-cell>
          <table:table-cell office:value-type="float" office:value="0.462962962962963">
            <text:p>0,462962963</text:p>
          </table:table-cell>
          <table:table-cell office:value-type="float" office:value="16.6666666666667">
            <text:p>16,6666666667</text:p>
          </table:table-cell>
          <table:table-cell office:value-type="float" office:value="6.38297872340426">
            <text:p>6,3829787234</text:p>
          </table:table-cell>
          <table:table-cell table:number-columns-repeated="52"/>
        </table:table-row>
        <table:table-row table:style-name="ro1">
          <table:table-cell office:value-type="string">
            <text:p>(9,10]</text:p>
          </table:table-cell>
          <table:table-cell office:value-type="float" office:value="13.28125">
            <text:p>13,28125</text:p>
          </table:table-cell>
          <table:table-cell office:value-type="float" office:value="6.94444444444444">
            <text:p>6,9444444444</text:p>
          </table:table-cell>
          <table:table-cell office:value-type="float" office:value="9.25925925925926">
            <text:p>9,2592592593</text:p>
          </table:table-cell>
          <table:table-cell office:value-type="float" office:value="6.38297872340426">
            <text:p>6,3829787234</text:p>
          </table:table-cell>
          <table:table-cell office:value-type="float" office:value="0.561797752808989">
            <text:p>0,5617977528</text:p>
          </table:table-cell>
          <table:table-cell office:value-type="float" office:value="10.126582278481">
            <text:p>10,1265822785</text:p>
          </table:table-cell>
          <table:table-cell office:value-type="float" office:value="6.66666666666667">
            <text:p>6,6666666667</text:p>
          </table:table-cell>
          <table:table-cell table:number-columns-repeated="52"/>
        </table:table-row>
        <table:table-row table:style-name="ro1">
          <table:table-cell office:value-type="string">
            <text:p>(10,11]</text:p>
          </table:table-cell>
          <table:table-cell office:value-type="float" office:value="19.1489361702128">
            <text:p>19,1489361702</text:p>
          </table:table-cell>
          <table:table-cell office:value-type="float" office:value="7.30337078651685">
            <text:p>7,3033707865</text:p>
          </table:table-cell>
          <table:table-cell office:value-type="float" office:value="4.64135021097046">
            <text:p>4,641350211</text:p>
          </table:table-cell>
          <table:table-cell office:value-type="float" office:value="6.66666666666667">
            <text:p>6,6666666667</text:p>
          </table:table-cell>
          <table:table-cell office:value-type="float" office:value="0.78125">
            <text:p>0,78125</text:p>
          </table:table-cell>
          <table:table-cell office:value-type="float" office:value="1.38888888888889">
            <text:p>1,3888888889</text:p>
          </table:table-cell>
          <table:table-cell office:value-type="float" office:value="11.1111111111111">
            <text:p>11,1111111111</text:p>
          </table:table-cell>
          <table:table-cell table:number-columns-repeated="52"/>
        </table:table-row>
        <table:table-row table:style-name="ro1">
          <table:table-cell office:value-type="string">
            <text:p>(11,12]</text:p>
          </table:table-cell>
          <table:table-cell office:value-type="float" office:value="8.88888888888889">
            <text:p>8,8888888889</text:p>
          </table:table-cell>
          <table:table-cell office:value-type="float" office:value="11.71875">
            <text:p>11,71875</text:p>
          </table:table-cell>
          <table:table-cell office:value-type="float" office:value="4.62962962962963">
            <text:p>4,6296296296</text:p>
          </table:table-cell>
          <table:table-cell office:value-type="float" office:value="10.1851851851852">
            <text:p>10,1851851852</text:p>
          </table:table-cell>
          <table:table-cell office:value-type="float" office:value="5.31914893617021">
            <text:p>5,3191489362</text:p>
          </table:table-cell>
          <table:table-cell office:value-type="float" office:value="0">
            <text:p>0</text:p>
          </table:table-cell>
          <table:table-cell office:value-type="float" office:value="7.59493670886076">
            <text:p>7,5949367089</text:p>
          </table:table-cell>
          <table:table-cell table:number-columns-repeated="52"/>
        </table:table-row>
        <table:table-row table:style-name="ro1">
          <table:table-cell office:value-type="string">
            <text:p>(12,13]</text:p>
          </table:table-cell>
          <table:table-cell office:value-type="float" office:value="6.48148148148148">
            <text:p>6,4814814815</text:p>
          </table:table-cell>
          <table:table-cell office:value-type="float" office:value="17.0212765957447">
            <text:p>17,0212765957</text:p>
          </table:table-cell>
          <table:table-cell office:value-type="float" office:value="7.86516853932584">
            <text:p>7,8651685393</text:p>
          </table:table-cell>
          <table:table-cell office:value-type="float" office:value="5.48523206751055">
            <text:p>5,4852320675</text:p>
          </table:table-cell>
          <table:table-cell office:value-type="float" office:value="16.6666666666667">
            <text:p>16,6666666667</text:p>
          </table:table-cell>
          <table:table-cell office:value-type="float" office:value="2.34375">
            <text:p>2,34375</text:p>
          </table:table-cell>
          <table:table-cell office:value-type="float" office:value="5.55555555555556">
            <text:p>5,5555555556</text:p>
          </table:table-cell>
          <table:table-cell table:number-columns-repeated="52"/>
        </table:table-row>
        <table:table-row table:style-name="ro1">
          <table:table-cell office:value-type="string">
            <text:p>(13,14]</text:p>
          </table:table-cell>
          <table:table-cell office:value-type="float" office:value="3.37552742616034">
            <text:p>3,3755274262</text:p>
          </table:table-cell>
          <table:table-cell office:value-type="float" office:value="8.88888888888889">
            <text:p>8,8888888889</text:p>
          </table:table-cell>
          <table:table-cell office:value-type="float" office:value="14.84375">
            <text:p>14,84375</text:p>
          </table:table-cell>
          <table:table-cell office:value-type="float" office:value="5.55555555555556">
            <text:p>5,5555555556</text:p>
          </table:table-cell>
          <table:table-cell office:value-type="float" office:value="10.1851851851852">
            <text:p>10,1851851852</text:p>
          </table:table-cell>
          <table:table-cell office:value-type="float" office:value="22.3404255319149">
            <text:p>22,3404255319</text:p>
          </table:table-cell>
          <table:table-cell office:value-type="float" office:value="6.74157303370786">
            <text:p>6,7415730337</text:p>
          </table:table-cell>
          <table:table-cell table:number-columns-repeated="52"/>
        </table:table-row>
        <table:table-row table:style-name="ro1">
          <table:table-cell office:value-type="string">
            <text:p>(14,15]</text:p>
          </table:table-cell>
          <table:table-cell office:value-type="float" office:value="4.16666666666667">
            <text:p>4,1666666667</text:p>
          </table:table-cell>
          <table:table-cell office:value-type="float" office:value="3.7037037037037">
            <text:p>3,7037037037</text:p>
          </table:table-cell>
          <table:table-cell office:value-type="float" office:value="6.38297872340426">
            <text:p>6,3829787234</text:p>
          </table:table-cell>
          <table:table-cell office:value-type="float" office:value="5.0561797752809">
            <text:p>5,0561797753</text:p>
          </table:table-cell>
          <table:table-cell office:value-type="float" office:value="6.32911392405063">
            <text:p>6,3291139241</text:p>
          </table:table-cell>
          <table:table-cell office:value-type="float" office:value="40">
            <text:p>40</text:p>
          </table:table-cell>
          <table:table-cell office:value-type="float" office:value="16.40625">
            <text:p>16,40625</text:p>
          </table:table-cell>
          <table:table-cell table:number-columns-repeated="52"/>
        </table:table-row>
        <table:table-row table:style-name="ro1">
          <table:table-cell office:value-type="string">
            <text:p>(15,16]</text:p>
          </table:table-cell>
          <table:table-cell office:value-type="float" office:value="5.61797752808989">
            <text:p>5,6179775281</text:p>
          </table:table-cell>
          <table:table-cell office:value-type="float" office:value="1.68776371308017">
            <text:p>1,6877637131</text:p>
          </table:table-cell>
          <table:table-cell office:value-type="float" office:value="1.11111111111111">
            <text:p>1,1111111111</text:p>
          </table:table-cell>
          <table:table-cell office:value-type="float" office:value="7.03125">
            <text:p>7,03125</text:p>
          </table:table-cell>
          <table:table-cell office:value-type="float" office:value="3.7037037037037">
            <text:p>3,7037037037</text:p>
          </table:table-cell>
          <table:table-cell office:value-type="float" office:value="44.4444444444444">
            <text:p>44,4444444444</text:p>
          </table:table-cell>
          <table:table-cell office:value-type="float" office:value="19.1489361702128">
            <text:p>19,1489361702</text:p>
          </table:table-cell>
          <table:table-cell table:number-columns-repeated="52"/>
        </table:table-row>
        <table:table-row table:style-name="ro1">
          <table:table-cell office:value-type="string">
            <text:p>(16,17]</text:p>
          </table:table-cell>
          <table:table-cell office:value-type="float" office:value="7.03125">
            <text:p>7,03125</text:p>
          </table:table-cell>
          <table:table-cell office:value-type="float" office:value="4.16666666666667">
            <text:p>4,1666666667</text:p>
          </table:table-cell>
          <table:table-cell office:value-type="float" office:value="8.33333333333333">
            <text:p>8,3333333333</text:p>
          </table:table-cell>
          <table:table-cell office:value-type="float" office:value="9.57446808510638">
            <text:p>9,5744680851</text:p>
          </table:table-cell>
          <table:table-cell office:value-type="float" office:value="5.0561797752809">
            <text:p>5,0561797753</text:p>
          </table:table-cell>
          <table:table-cell office:value-type="float" office:value="6.32911392405063">
            <text:p>6,3291139241</text:p>
          </table:table-cell>
          <table:table-cell office:value-type="float" office:value="33.3333333333333">
            <text:p>33,3333333333</text:p>
          </table:table-cell>
          <table:table-cell table:number-columns-repeated="52"/>
        </table:table-row>
        <table:table-row table:style-name="ro1">
          <table:table-cell office:value-type="string">
            <text:p>(17,18]</text:p>
          </table:table-cell>
          <table:table-cell office:value-type="float" office:value="4.25531914893617">
            <text:p>4,2553191489</text:p>
          </table:table-cell>
          <table:table-cell office:value-type="float" office:value="5.0561797752809">
            <text:p>5,0561797753</text:p>
          </table:table-cell>
          <table:table-cell office:value-type="float" office:value="0.421940928270042">
            <text:p>0,4219409283</text:p>
          </table:table-cell>
          <table:table-cell office:value-type="float" office:value="6.66666666666667">
            <text:p>6,6666666667</text:p>
          </table:table-cell>
          <table:table-cell office:value-type="float" office:value="5.46875">
            <text:p>5,46875</text:p>
          </table:table-cell>
          <table:table-cell office:value-type="float" office:value="9.72222222222222">
            <text:p>9,7222222222</text:p>
          </table:table-cell>
          <table:table-cell office:value-type="float" office:value="13.8888888888889">
            <text:p>13,8888888889</text:p>
          </table:table-cell>
          <table:table-cell table:number-columns-repeated="52"/>
        </table:table-row>
        <table:table-row table:style-name="ro1">
          <table:table-cell office:value-type="string">
            <text:p>(18,19]</text:p>
          </table:table-cell>
          <table:table-cell office:value-type="float" office:value="8.88888888888889">
            <text:p>8,8888888889</text:p>
          </table:table-cell>
          <table:table-cell office:value-type="float" office:value="0.78125">
            <text:p>0,78125</text:p>
          </table:table-cell>
          <table:table-cell office:value-type="float" office:value="1.85185185185185">
            <text:p>1,8518518519</text:p>
          </table:table-cell>
          <table:table-cell office:value-type="float" office:value="3.7037037037037">
            <text:p>3,7037037037</text:p>
          </table:table-cell>
          <table:table-cell office:value-type="float" office:value="8.51063829787234">
            <text:p>8,5106382979</text:p>
          </table:table-cell>
          <table:table-cell office:value-type="float" office:value="6.74157303370786">
            <text:p>6,7415730337</text:p>
          </table:table-cell>
          <table:table-cell office:value-type="float" office:value="7.59493670886076">
            <text:p>7,5949367089</text:p>
          </table:table-cell>
          <table:table-cell table:number-columns-repeated="52"/>
        </table:table-row>
        <table:table-row table:style-name="ro1">
          <table:table-cell office:value-type="string">
            <text:p>(19,20]</text:p>
          </table:table-cell>
          <table:table-cell office:value-type="float" office:value="0">
            <text:p>0</text:p>
          </table:table-cell>
          <table:table-cell office:value-type="float" office:value="4.25531914893617">
            <text:p>4,2553191489</text:p>
          </table:table-cell>
          <table:table-cell office:value-type="float" office:value="1.12359550561798">
            <text:p>1,1235955056</text:p>
          </table:table-cell>
          <table:table-cell office:value-type="float" office:value="0.421940928270042">
            <text:p>0,4219409283</text:p>
          </table:table-cell>
          <table:table-cell office:value-type="float" office:value="2.22222222222222">
            <text:p>2,2222222222</text:p>
          </table:table-cell>
          <table:table-cell office:value-type="float" office:value="2.34375">
            <text:p>2,34375</text:p>
          </table:table-cell>
          <table:table-cell office:value-type="float" office:value="5.55555555555556">
            <text:p>5,5555555556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.00.0000</text:date>, <text:time style:data-style-name="N2" text:time-value="0000-00-00T17:45:1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8T17:46:14</dc:date>
    <dc:creator>Sophia Nazarova</dc:creator>
    <meta:generator>LibreOffice/3.6$Linux_X86_64 LibreOffice_project/360m1$Build-2</meta:generator>
    <meta:document-statistic meta:table-count="1" meta:cell-count="159" meta:object-count="0"/>
  </office:meta>
</office:document-meta>
</file>